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2" svg:font-family="'Times New Roman'"/>
    <style:font-face style:name="Times New Roman1" svg:font-family="'Times New Roman'" style:font-family-generic="roman"/>
    <style:font-face style:name="Lucida Sans1" svg:font-family="'Lucida Sans'" style:font-family-generic="swiss"/>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fo:font-size="15pt" fo:font-style="italic" fo:font-weight="normal" style:font-size-asian="15pt" style:font-style-asian="italic" style:font-weight-asian="normal" style:font-size-complex="15pt" style:font-style-complex="italic" style:font-weight-complex="normal"/>
    </style:style>
    <style:style style:name="P3" style:family="paragraph" style:parent-style-name="Standard">
      <style:paragraph-properties fo:line-height="150%" fo:text-align="center" style:justify-single-word="false"/>
      <style:text-properties style:font-name="Times" fo:font-size="15pt" fo:font-style="normal"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center"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autospace="none"/>
      <style:text-properties fo:color="#000000" fo:font-size="10pt" style:font-size-asian="10pt" style:font-size-complex="10pt"/>
    </style:style>
    <style:style style:name="P9" style:family="paragraph" style:parent-style-name="Standard">
      <style:paragraph-properties fo:text-align="start" style:justify-single-word="false" style:text-autospace="none"/>
      <style:text-properties fo:color="#000000" fo:font-size="11pt" style:font-size-asian="11pt" style:font-size-complex="11pt"/>
    </style:style>
    <style:style style:name="P10" style:family="paragraph" style:parent-style-name="Standard">
      <style:paragraph-properties fo:text-align="start" style:justify-single-word="false"/>
      <style:text-properties fo:color="#000000"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style:text-autospace="none"/>
      <style:text-properties fo:font-size="10pt" style:font-size-asian="10pt" style:font-size-complex="10pt"/>
    </style:style>
    <style:style style:name="P13"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normal" officeooo:rsid="0009e714" officeooo:paragraph-rsid="0009e714"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normal" officeooo:rsid="0009e714" officeooo:paragraph-rsid="001016c7"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normal" officeooo:rsid="001016c7" officeooo:paragraph-rsid="001016c7"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bold" officeooo:rsid="0009e714" officeooo:paragraph-rsid="0009e714" style:font-size-asian="11pt" style:font-style-asian="normal" style:font-weight-asian="bold" style:font-size-complex="11pt" style:font-style-complex="normal"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list-style-name="L1">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Standard" style:list-style-name="L2">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list-style-name="L5">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Standard" style:list-style-name="L3">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list-style-name="L4">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3">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list-style-name="L4">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5">
      <style:paragraph-properties fo:margin-left="0.4925in" fo:margin-right="0in" fo:text-align="start" style:justify-single-word="false" fo:text-indent="0in" style:auto-text-indent="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list-style-name="L2">
      <style:paragraph-properties fo:margin-top="0in" fo:margin-bottom="0.1665in" loext:contextual-spacing="false" fo:text-align="start" style:justify-single-word="false"/>
      <style:text-properties style:font-name="Times New Roman" fo:font-size="11pt" fo:font-style="normal" fo:font-weight="bold" officeooo:paragraph-rsid="0012caba" style:font-size-asian="11pt" style:font-style-asian="normal" style:font-weight-asian="bold" style:font-size-complex="11pt" style:font-style-complex="normal"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solid" style:text-underline-width="auto" style:text-underline-color="font-color"/>
    </style:style>
    <style:style style:name="T4" style:family="text">
      <style:text-properties fo:color="#000000" style:font-name="Times New Roman1"/>
    </style:style>
    <style:style style:name="T5" style:family="text">
      <style:text-properties fo:color="#000000" style:font-name="Times New Roman1" fo:font-weight="normal" style:font-weight-asian="normal" style:font-weight-complex="normal"/>
    </style:style>
    <style:style style:name="T6" style:family="text">
      <style:text-properties fo:color="#000000" fo:font-weight="normal" style:font-weight-asian="normal" style:font-weight-complex="normal"/>
    </style:style>
    <style:style style:name="T7" style:family="text">
      <style:text-properties fo:color="#000000" fo:font-size="11pt" style:font-size-asian="11pt" style:font-size-complex="11pt"/>
    </style:style>
    <style:style style:name="T8" style:family="text">
      <style:text-properties fo:color="#000000" fo:font-size="11pt" fo:font-weight="normal" style:font-size-asian="11pt" style:font-weight-asian="normal" style:font-size-complex="11pt" style:font-weight-complex="normal"/>
    </style:style>
    <style:style style:name="T9" style:family="text">
      <style:text-properties fo:font-weight="normal" style:font-weight-asian="normal" style:font-weight-complex="normal"/>
    </style:style>
    <style:style style:name="T10" style:family="text">
      <style:text-properties fo:color="#0000ff"/>
    </style:style>
    <style:style style:name="T11" style:family="text">
      <style:text-properties style:font-name="Times New Roman1"/>
    </style:style>
    <style:style style:name="T1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Times New Roman" fo:font-size="11pt" fo:font-style="normal" fo:font-weight="normal" officeooo:rsid="0009e714" style:font-size-asian="11pt" style:font-style-asian="normal" style:font-weight-asian="normal" style:font-size-complex="11pt" style:font-style-complex="normal" style:font-weight-complex="normal"/>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position="super 58%" style:font-name="Times New Roman"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style:font-size-asian="11pt" style:font-size-complex="11pt"/>
    </style:style>
    <style:style style:name="T18" style:family="text">
      <style:text-properties fo:font-size="11pt" fo:font-weight="bold" style:font-size-asian="11pt" style:font-weight-asian="bold" style:font-size-complex="11pt" style:font-weight-complex="bold"/>
    </style:style>
    <style:style style:name="T19" style:family="text">
      <style:text-properties fo:color="#00000a" fo:font-size="11pt" style:font-size-asian="11pt" style:font-size-complex="11pt"/>
    </style:style>
    <style:style style:name="T20" style:family="text">
      <style:text-properties officeooo:rsid="0009cbb3"/>
    </style:style>
    <style:style style:name="T21" style:family="text">
      <style:text-properties officeooo:rsid="0009e714"/>
    </style:style>
    <style:style style:name="T22" style:family="text">
      <style:text-properties officeooo:rsid="000b696c"/>
    </style:style>
    <style:style style:name="T23" style:family="text">
      <style:text-properties officeooo:rsid="000c171d"/>
    </style:style>
    <style:style style:name="T24" style:family="text">
      <style:text-properties officeooo:rsid="000d2036"/>
    </style:style>
    <style:style style:name="T25" style:family="text">
      <style:text-properties style:font-name="Courier 10 Pitch" officeooo:rsid="000d2036"/>
    </style:style>
    <style:style style:name="T26" style:family="text">
      <style:text-properties officeooo:rsid="001016c7"/>
    </style:style>
    <style:style style:name="T27" style:family="text">
      <style:text-properties style:font-name="Times New Roman2"/>
    </style:style>
    <style:style style:name="T28" style:family="text">
      <style:text-properties style:font-name="Times New Roman2" officeooo:rsid="0012caba"/>
    </style:style>
    <style:style style:name="T29" style:family="text">
      <style:text-properties officeooo:rsid="0013414e"/>
    </style:style>
    <style:style style:name="T30" style:family="text">
      <style:text-properties officeooo:rsid="001432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CMPSC 300 Introduction to Bioinformatics</text:p>
      <text:p text:style-name="P1">Spring 2016</text:p>
      <text:p text:style-name="P1">Kristen Webb and Janyl Jumadinova</text:p>
      <text:p text:style-name="P2"><text:a xlink:type="simple" xlink:href="http://cs.allgheny.edu/sites/jjumadinova/300" text:style-name="Internet_20_link" text:visited-style-name="Visited_20_Internet_20_Link"><text:span text:style-name="T2">http://cs.allgheny.edu/sites/jjumadinova/300</text:span></text:a></text:p>
      <text:p text:style-name="P2"/>
      <text:p text:style-name="P3">Lab <text:span text:style-name="T20">9</text:span></text:p>
      <text:p text:style-name="P3">Given: Friday April 15, 2016</text:p>
      <text:p text:style-name="P3">Due: Friday April 22, 2016</text:p>
      <text:p text:style-name="P4"/>
      <text:p text:style-name="P5">Objectives:</text:p>
      <text:list xml:id="list7546501493002197722" text:style-name="L1">
        <text:list-item>
          <text:p text:style-name="P23">Know how to use available tools to examine the experimentally determined structures of proteins and visualize structural an functional features. </text:p>
        </text:list-item>
      </text:list>
      <text:p text:style-name="P5"/>
      <text:list xml:id="list110441474708280" text:continue-numbering="true" text:style-name="L1">
        <text:list-item>
          <text:p text:style-name="P23">Appreciate the value and limitations of predicting 3-D structure fr<text:span text:style-name="T30">o</text:span>m sequence alone </text:p>
        </text:list-item>
      </text:list>
      <text:p text:style-name="P5"/>
      <text:p text:style-name="P5">Reading Assignment </text:p>
      <text:p text:style-name="P5"><text:tab/></text:p>
      <text:p text:style-name="P5"><text:tab/><text:tab/>Chapter 11 in Exploring Bioinformatics textbook.</text:p>
      <text:p text:style-name="P5"/>
      <text:p text:style-name="P5">Required Deliverables (submitted through your Bitbucket repository):</text:p>
      <text:p text:style-name="P5"/>
      <text:list xml:id="list2835773990148220353" text:style-name="L2">
        <text:list-item>
          <text:p text:style-name="P24">Answers to Web Exploration questions </text:p>
        </text:list-item>
        <text:list-item>
          <text:p text:style-name="P31"><text:span text:style-name="T27">A properly formatted and commented Python program </text:span><text:span text:style-name="T28">and an output produced by the program</text:span><text:span text:style-name="T27">.</text:span></text:p>
        </text:list-item>
      </text:list>
      <text:p text:style-name="P5"/>
      <text:p text:style-name="P5">General Guidelines for Labs</text:p>
      <text:p text:style-name="P10"/>
      <text:p text:style-name="P13"><text:span text:style-name="T7">Work on the Alden Hall computers. </text:span><text:span text:style-name="T8">If you want to work on a different machine, be sure to</text:span></text:p>
      <text:p text:style-name="P9">transfer your programs to the Alden machines and re-run them before submitting.</text:p>
      <text:p text:style-name="P9"/>
      <text:p text:style-name="P8"><text:span text:style-name="T18">Keep all of your files!</text:span><text:span text:style-name="T17"> Don't delete your programs and reports after you hand them in---you</text:span></text:p>
      <text:p text:style-name="P9">might need them again later.</text:p>
      <text:p text:style-name="P9"/>
      <text:p text:style-name="P8"><text:span text:style-name="T18">Back up your files regularly.</text:span><text:span text:style-name="T17"> Use a flash drive or Google Drive or whatever your favorite</text:span></text:p>
      <text:p text:style-name="P9">backup method is.</text:p>
      <text:p text:style-name="P9"/>
      <text:p text:style-name="P8"><text:span text:style-name="T18">Review the Honor Code policy on the syllabus. </text:span><text:span text:style-name="T17">Remember that you may discuss experiments</text:span></text:p>
      <text:p text:style-name="P12"><text:span text:style-name="T7">and programs with others, but copying answers or programs is a violation of </text:span><text:span text:style-name="T19">t</text:span><text:span text:style-name="T7">he Honor Code</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Part I:<text:span text:style-name="T9"> </text:span>Predicting Secondary Structure from Amino-Acid Sequence</text:p>
      <text:p text:style-name="P5"/>
      <text:p text:style-name="P6">HIV and AIDS have been a major focus of pharmaceutical discovery for more than 25 years, and indeed we have developed an unprecedented number of new antivirals, some of which resulted from the study of protein structure and rational design. <text:s/>In this <text:span text:style-name="T21">lab</text:span>, we focus on the HIV protease – an enzyme that cleaves a polyprotein product into individual functional protein units. <text:s/>Understanding the 3-D structure and determining the location of the active site of the HIV protease could aid in the development of an antiviral drug to combat HIV infections.</text:p>
      <text:p text:style-name="P7"/>
      <text:p text:style-name="P6"><text:span text:style-name="T14">Ab initio</text:span> prediction is the prediction of a protein's tertiary structure from the amino acid sequence alone. <text:s/>A number of approaches have been developed to tackle this problem. <text:s/>Today you will be using a web-based tool called PSIPRED. <text:s/>PSIPRED uses a neural network algorithm and integrates both a Chou-Fasman-like prediction algorithm and comparative data obtained through BLAST searches of the NCBI protein database to look for regions of the protein likely to form <text:span text:style-name="T11">α</text:span>-helices, <text:span text:style-name="T11">β</text:span>-sheets, or random coils.</text:p>
      <text:p text:style-name="P5"/>
      <text:list xml:id="list5919215739268619956" text:style-name="L3">
        <text:list-item>
          <text:p text:style-name="P26">Go to the <text:span text:style-name="T10">Protein Data Bank</text:span> homepage and enter <text:span text:style-name="T10">1KJF</text:span> in the search bar. <text:s/>This is the Protein Data Bank ID (PDB ID) for the protein HIV-1 protease.</text:p>
        </text:list-item>
      </text:list>
      <text:p text:style-name="P6"/>
      <text:list xml:id="list110441009746637" text:continue-numbering="true" text:style-name="L3">
        <text:list-item>
          <text:p text:style-name="P26">Click on the <text:span text:style-name="T10">Download Files</text:span> link and download the FASTA-formatted amino acid sequence as a text file.</text:p>
        </text:list-item>
      </text:list>
      <text:p text:style-name="P6"/>
      <text:list xml:id="list110440166099777" text:continue-numbering="true" text:style-name="L3">
        <text:list-item>
          <text:p text:style-name="P26">Go to the <text:span text:style-name="T10">PSIPRED</text:span> homepage (<text:a xlink:type="simple" xlink:href="http://bioinf.cs.ucl.ac.uk/psipred/" text:style-name="Internet_20_link" text:visited-style-name="Visited_20_Internet_20_Link">http://bioinf.cs.ucl.ac.uk/psipred/</text:a>)</text:p>
        </text:list-item>
      </text:list>
      <text:p text:style-name="P6"/>
      <text:list xml:id="list110441438569152" text:continue-numbering="true" text:style-name="L3">
        <text:list-item>
          <text:p text:style-name="P26">From the PSIPRED page, confirm that the <text:span text:style-name="T10">PSIPRED v3.3 Predict Secondary Structure </text:span><text:span text:style-name="T1">method is selected.</text:span></text:p>
        </text:list-item>
      </text:list>
      <text:p text:style-name="P11"/>
      <text:list xml:id="list110440084682752" text:continue-numbering="true" text:style-name="L3">
        <text:list-item>
          <text:p text:style-name="P26"><text:span text:style-name="T1">Open the text file and copy the first FASTA-formatted sequences (1KJF:A). </text:span><text:span text:style-name="T10">Enter</text:span><text:span text:style-name="T1"> the HIV-1 protease </text:span><text:span text:style-name="T10">amino acid sequence</text:span><text:span text:style-name="T1">,</text:span><text:span text:style-name="T10"> </text:span><text:span text:style-name="T1">your </text:span><text:span text:style-name="T10">email</text:span><text:span text:style-name="T1">,</text:span><text:span text:style-name="T10"> </text:span><text:span text:style-name="T1">and a</text:span><text:span text:style-name="T10"> short identifier for the submission</text:span><text:span text:style-name="T1"> and submit your request. <text:s/></text:span><text:span text:style-name="T10">Repeat</text:span><text:span text:style-name="T1"> with the second and third sequences. <text:s/>You should get an email within half an hour or less indicating the job is complete. <text:s/></text:span><text:span text:style-name="T3">Move on to part II of the lab while you wait.</text:span></text:p>
        </text:list-item>
      </text:list>
      <text:p text:style-name="P11"/>
      <text:list xml:id="list110441543414368" text:continue-numbering="true" text:style-name="L3">
        <text:list-item>
          <text:p text:style-name="P28">When your results are ready, you can example the results in text form in the email or graphically by clicking the email link. <text:s/>Either way, you should see that each amino acid in the protein has been assigned a letter indicating whether it is predicted to be in an alpha (H)elix, a strand of a beta sh(E)et, or a random (C)oil.</text:p>
        </text:list-item>
      </text:list>
      <text:p text:style-name="P11"/>
      <text:list xml:id="list110439643413466" text:continue-numbering="true" text:style-name="L3">
        <text:list-item>
          <text:p text:style-name="P28">Each amino acid also has a number indicating the statistical confidence of the prediction (nine is the highest).</text:p>
        </text:list-item>
      </text:list>
      <text:p text:style-name="P11"/>
      <text:list xml:id="list110440732342021" text:continue-numbering="true" text:style-name="L3">
        <text:list-item>
          <text:p text:style-name="P26"><text:span text:style-name="T1">In the graphical version (the PDF file provides the nicest view), the confidence value is replaced by a bar whose height shows the level of confidence, and the </text:span><text:span text:style-name="T4">α</text:span><text:span text:style-name="T1">-helices and </text:span><text:span text:style-name="T4">β</text:span><text:span text:style-name="T1">-sheets are shown graphically with cylinders and arrows, respectively. <text:s/></text:span></text:p>
        </text:list-item>
      </text:list>
      <text:p text:style-name="P11"/>
      <text:list xml:id="list110440344274607" text:continue-numbering="true" text:style-name="L3">
        <text:list-item>
          <text:p text:style-name="P28">Download and save your results for easy comparison.</text:p>
        </text:list-item>
      </text:list>
      <text:p text:style-name="P6"/>
      <text:p text:style-name="P6"/>
      <text:p text:style-name="P6"><text:soft-page-break/></text:p>
      <text:p text:style-name="P5"/>
      <text:p text:style-name="P6"/>
      <text:p text:style-name="P6"/>
      <text:p text:style-name="P14">Part II: <text:s/>Exploring the Structure of the HIV protease</text:p>
      <text:p text:style-name="P14"/>
      <text:p text:style-name="Standard"><text:span text:style-name="T12">When the structure of a protein is “solved”, we know where the atoms that make up </text:span><text:span text:style-name="T13">it</text:span><text:span text:style-name="T12">s amino acids are found in space, allowing us to generate representations that show the locations of the various amino-acid side chains and how they interact to form secondary and tertiary structures. <text:s/>X-ray crystallography is the current gold standard for protein structure and can under the best conditions distinguish the positions of less than 10</text:span><text:span text:style-name="T16">-10</text:span><text:span text:style-name="T17"> meters apart. <text:s/>Structural data are deposited in public databases, most notably the Protein Data Bank (PDB), in a standardized format that can be read by various kinds of software to visualize and work with the structures. <text:s/>You will use the Protein Data Bank file to explore the HIV-1 protease using the powerful visualization tool FirstGlance in Jmol. </text:span></text:p>
      <text:p text:style-name="P15"/>
      <text:list xml:id="list7474115254158956877" text:style-name="L4">
        <text:list-item>
          <text:p text:style-name="P27">Go to the <text:span text:style-name="T10">FirstGlance in Jmol </text:span>website (<text:a xlink:type="simple" xlink:href="http://bioinformatics.org/firstglance/fgij/" text:style-name="Internet_20_link" text:visited-style-name="Visited_20_Internet_20_Link">http://bioinformatics.org/firstglance/fgij/</text:a>) and enter the PDB identification code for the HIV-1 protease (<text:span text:style-name="T10">1KJF</text:span>). <text:s/>When the applet loads, you should see the protease structure in a “cartoon” view where <text:span text:style-name="T4">α</text:span><text:span text:style-name="T1">-helices are shown as by spiral ribbons (arrows point toward the C-terminus of the protein) and </text:span><text:span text:style-name="T4">β</text:span><text:span text:style-name="T1">-sheets</text:span> by parallel flat ribbons. <text:s/>Unstructured areas of the protein look like thin ropes.</text:p>
        </text:list-item>
      </text:list>
      <text:p text:style-name="P6"/>
      <text:list xml:id="list110440868202190" text:continue-numbering="true" text:style-name="L4">
        <text:list-item>
          <text:p text:style-name="P27">When the program starts, the protein is rotating to show you the three-dimensional view; click on the <text:span text:style-name="T10">spin</text:span> button in the menu at the left to stop it. <text:s/>If l<text:span text:style-name="T10">igands</text:span> is selected, unselect that as well.</text:p>
        </text:list-item>
      </text:list>
      <text:p text:style-name="P6"/>
      <text:list xml:id="list110440525319811" text:continue-numbering="true" text:style-name="L4">
        <text:list-item>
          <text:p text:style-name="P27">Notice there are thee different colors used to represent the structures of the protein (light blue, light green, and dark green). <text:s/>You should see that two colors represent two polypeptides with the same structure joined together. <text:s/>The third color shows a short peptide that represents a segment of the protein substrate in the <text:span text:style-name="T15">active site of the enzyme</text:span>.</text:p>
        </text:list-item>
      </text:list>
      <text:p text:style-name="P6"/>
      <text:list xml:id="list110441220039953" text:continue-numbering="true" text:style-name="L4">
        <text:list-item>
          <text:p text:style-name="P27">On the <text:span text:style-name="T10">View</text:span> tab, click <text:span text:style-name="T10">Secondary Structure</text:span><text:span text:style-name="T1">. Now the </text:span><text:span text:style-name="T4">α</text:span><text:span text:style-name="T1">-helices, </text:span><text:span text:style-name="T4">β</text:span><text:span text:style-name="T1">-sheets, and random coils have distinct colors. <text:s/>Mousing over the other links will provide a brief description. <text:s/>Explore the other viewing options in the Views tab. <text:s/>Reset the view when you're finished by clicking on the </text:span><text:span text:style-name="T10">Reset</text:span><text:span text:style-name="T1"> link, stopping the spin and unselecting the ligands.</text:span></text:p>
        </text:list-item>
      </text:list>
      <text:p text:style-name="P11"/>
      <text:list xml:id="list110441442022012" text:continue-numbering="true" text:style-name="L4">
        <text:list-item>
          <text:p text:style-name="P27"><text:span text:style-name="T1">In addition to these preset views, there are additional viewing options that can be accessed by </text:span><text:span text:style-name="T10">right-clicking</text:span><text:span text:style-name="T1"> on the molecule. <text:s/>Right-click on the structure window and choose </text:span><text:span text:style-name="T10">Select | All</text:span><text:span text:style-name="T1"> then </text:span><text:span text:style-name="T10">Style | Structures | Backbone</text:span><text:span text:style-name="T1">.</text:span><text:span text:style-name="T10"> <text:s/></text:span><text:span text:style-name="T1">You should now be able to see the peptide backbone of the molecule. </text:span></text:p>
        </text:list-item>
      </text:list>
      <text:p text:style-name="P11"/>
      <text:list xml:id="list110441405876704" text:continue-numbering="true" text:style-name="L4">
        <text:list-item>
          <text:p text:style-name="P27"><text:span text:style-name="T1">To better distinguish between the chains, right-click and choose </text:span><text:span text:style-name="T10">Select | All</text:span><text:span text:style-name="T1"> then </text:span><text:span text:style-name="T10">Style | Scheme | CPK Spacefill </text:span><text:span text:style-name="T1">to show the space-filling model and </text:span><text:span text:style-name="T10">Select | All</text:span><text:span text:style-name="T1"> then </text:span><text:span text:style-name="T10">Color | Atoms | By Scheme | Chain </text:span><text:span text:style-name="T1">to highlight the individual chains. <text:s/>Now click on molecule and watch the display at the bottom to see which amino acids you have chosen and where they are on the chain.</text:span></text:p>
        </text:list-item>
      </text:list>
      <text:p text:style-name="P11"/>
      <text:list xml:id="list110440319214957" text:continue-numbering="true" text:style-name="L4">
        <text:list-item>
          <text:p text:style-name="P29">These are just a few examples of how the 3-D structure of the protein can be viewed and analyzed. <text:s/>You will need to continue to explore the viewing options to answer the Web Exploration Questions below.</text:p>
        </text:list-item>
      </text:list>
      <text:p text:style-name="P11"/>
      <text:p text:style-name="P5"/>
      <text:p text:style-name="P5">Web Exploration Questions</text:p>
      <text:p text:style-name="P6"/>
      <text:p text:style-name="P16">a. <text:s/>Compare the 3-D structure of the HIV-1 protease as displayed using FirstGlace in Jmol with the prediction results from PSIPRED (if you have not yet received your results, .pdf files can be downloaded from the shared repository). <text:s/>How well did PSIPRED predict the secondary structures of the HIV protease? <text:s/>Provide specific examples of structures predicted accurately by PSIPRED, predicted structures not found in the actual structure, and actual structures not predicted (one example of each, as <text:soft-page-break/>applicable).</text:p>
      <text:p text:style-name="P16"/>
      <text:p text:style-name="P17">b. <text:s/>PSIPRED uses a prediction algorithm not unlike the Chou-Fasman algorithm we discussed in class. However, instead of applying the algorithm directly to your input sequence, it first does a BLAST search to get a collection of sequences related to your input. <text:s/>It then applies its prediction algorithm to the results. <text:s/>Why might this method be advantageous in improving the program's ability to identify genuine secondary structure?</text:p>
      <text:p text:style-name="P17"/>
      <text:list xml:id="list1326995776197809687" text:style-name="L5">
        <text:list-header>
          <text:p text:style-name="P25"><text:span text:style-name="T6">c. <text:s/>The HIV protease is a member of the aspartyl protease family that can be recognized by the three-amino-acid motif Asp-Thr-Gly. <text:s/>Normally, the HIV protease contains this motif, but in order to obtain a crystal structure with a peptide in the active site, a mutation changing the Asp to Asn (structurally similar) was used for the 1KJF structure. <text:s/></text:span><text:span text:style-name="T5">Using FirstGlance in Jmol, locate the chains Asn-Thr-Gly protease motif in 1KJF. <text:s/>Copy and paste a screen shot of the 1KJF molecule where the chains are clearly displayed. <text:s/>(hint: using the FirstGlace in Jmol “Find” feature may be helpful here).</text:span></text:p>
        </text:list-header>
      </text:list>
      <text:p text:style-name="P22"/>
      <text:list xml:id="list110440981143815" text:continue-numbering="true" text:style-name="L5">
        <text:list-header>
          <text:p text:style-name="P30">d. <text:s text:c="2"/>What are the numbers of the amino acids, and thus the location of the active site, on each chain that form the Asn-Thr-Gly protease motif in 1KJF? <text:s/></text:p>
        </text:list-header>
      </text:list>
      <text:p text:style-name="P17"/>
      <text:p text:style-name="P17"/>
      <text:p text:style-name="P21">Part III: <text:span text:style-name="T22">Exploring the Structure of the HIV protease through BioPython</text:span></text:p>
      <text:p text:style-name="P18"/>
      <text:p text:style-name="P19"><text:span text:style-name="T26">1. Write a Python program that calculates the alpha-carbon (CA) to nitrogen (N) distances</text:span> of <text:span text:style-name="T23">HIV protease studied in parts I and II</text:span>. <text:span text:style-name="T24">You can calculate the distance between atoms in BioPython by using a simple subtraction, as </text:span><text:span text:style-name="T25">atom1 – atom2</text:span><text:span text:style-name="T24">.</text:span></text:p>
      <text:p text:style-name="P19"/>
      <text:p text:style-name="P20">2. Plot the distribution of the calculated distances using Python. To review graphing functionality of Python, you can look back at the program BioPythonBlast4 from March3 class, Python Syntax Guide handout for Chapter 4, and/or Python documentation for matplotlib module in Python.</text:p>
      <text:p text:style-name="P19"/>
      <text:p text:style-name="P20">3. <text:span text:style-name="T29">In your opinion, would you expect this distribution to be consistent across all proteins. Provide 2-3 sentence rationale for your ans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2" svg:font-family="'Times New Roman'"/>
    <style:font-face style:name="Times New Roman1" svg:font-family="'Times New Roman'" style:font-family-generic="roman"/>
    <style:font-face style:name="Lucida Sans1" svg:font-family="'Lucida Sans'" style:font-family-generic="swiss"/>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en Webb</meta:initial-creator>
    <meta:creation-date>2016-04-13T15:54:33</meta:creation-date>
    <dc:date>2017-11-15T11:04:39.376291341</dc:date>
    <meta:editing-duration>PT6H10M6S</meta:editing-duration>
    <meta:editing-cycles>61</meta:editing-cycles>
    <meta:generator>LibreOffice/5.1.6.2$Linux_X86_64 LibreOffice_project/10m0$Build-2</meta:generator>
    <meta:document-statistic meta:table-count="0" meta:image-count="0" meta:object-count="0" meta:page-count="4" meta:paragraph-count="55" meta:word-count="1542" meta:character-count="9446" meta:non-whitespace-character-count="7925"/>
  </office:meta>
</office:document-meta>
</file>